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style:text-underline-style="solid" style:text-underline-width="auto" style:text-underline-color="font-color" officeooo:rsid="001ec5f0" officeooo:paragraph-rsid="001ec5f0"/>
    </style:style>
    <style:style style:name="P2" style:family="paragraph" style:parent-style-name="Standard">
      <style:text-properties style:font-name="Liberation Serif" officeooo:rsid="001ec5f0" officeooo:paragraph-rsid="001ec5f0"/>
    </style:style>
    <style:style style:name="P3" style:family="paragraph" style:parent-style-name="Standard">
      <style:text-properties style:font-name="Liberation Serif" officeooo:rsid="001ec5f0" officeooo:paragraph-rsid="00206ffb"/>
    </style:style>
    <style:style style:name="P4" style:family="paragraph" style:parent-style-name="Standard">
      <style:text-properties style:font-name="Liberation Serif" officeooo:rsid="0021cecd" officeooo:paragraph-rsid="0021cecd"/>
    </style:style>
    <style:style style:name="P5" style:family="paragraph" style:parent-style-name="Standard">
      <style:text-properties style:font-name="Droid Sans" officeooo:rsid="0021cecd" officeooo:paragraph-rsid="0021cecd"/>
    </style:style>
    <style:style style:name="T1" style:family="text">
      <style:text-properties officeooo:rsid="00206ffb"/>
    </style:style>
    <style:style style:name="T2" style:family="text">
      <style:text-properties style:font-name="Droid Sans" officeooo:rsid="00206ffb"/>
    </style:style>
    <style:style style:name="T3" style:family="text">
      <style:text-properties officeooo:rsid="002385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ng mysqlx Protocol in LinuxMint</text:p>
      <text:p text:style-name="P2"/>
      <text:p text:style-name="P2">Error: <text:s/><text:span text:style-name="T1">I got an error trying to install mysqlx in LinuxMint. <text:s/>The error said the </text:span><text:span text:style-name="T2">mysqlx.so </text:span><text:span text:style-name="T1">file was not found. <text:s text:c="2"/>Apparently, it is not included by default in MySQL for LinuxMint. <text:s/></text:span></text:p>
      <text:p text:style-name="P2"/>
      <text:p text:style-name="P3">Solution: <text:s/>I copied the <text:span text:style-name="T2">mysqlx.so</text:span><text:span text:style-name="T1"> </text:span>file from a Fedora instance of <text:span text:style-name="T3">Linux</text:span>, moved it to the <text:span text:style-name="T2">/usr/lib/mysql/plugin</text:span> folder, then installed via:</text:p>
      <text:p text:style-name="P2"/>
      <text:p text:style-name="P5">install plugin mysqlx soname ‘mysqlx.so’</text:p>
      <text:p text:style-name="P4"/>
      <text:p text:style-name="P4">Note that I was using MySQL 5.7.21 on both Fedora and LinuxMint.</text:p>
      <text:p text:style-name="P2">That worked.</text:p>
      <text:p text:style-name="P2"/>
      <text:p text:style-name="P2">The mysqlx.so file for MySQL 5.7.21 is on drive.google.c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08:52:25.955337378</meta:creation-date>
    <dc:date>2018-05-01T20:24:17.986153555</dc:date>
    <meta:editing-duration>PT8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85" meta:character-count="532" meta:non-whitespace-character-count="447"/>
  </office:meta>
</office:document-meta>
</file>